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do:</text:p>
      <text:p text:style-name="Standard"/>
      <text:p text:style-name="Standard">- Do not copy text from other sites, but be heavly inspired</text:p>
      <text:p text:style-name="Standard">- Required Keywords: Covers for MODEL, MODEL Covers (Singulair and plural). Written at least once.</text:p>
      <text:p text:style-name="Standard">- Have top keyword as far up the text as possible. ([DEVICE] cover(s), Cover(s) for [DEVICE] etc.)</text:p>
      <text:p text:style-name="Standard">- At least 400 words</text:p>
      <text:p text:style-name="Standard">- Make words what the content is about in bold with html tags. eg: we have a large selection of &lt;b&gt;[DEVICE] covers&lt;/b&gt;. These would be variants of top_kw or it's above headers (h1, h2, h3).</text:p>
      <text:p text:style-name="Standard">- Internal linking. These should be 'text rich' where either a top keyword or headers is present in the sentence or variants of these. Provide a link to it's parents pages, import subpages or for user friendly (Are you looking covers for Samsung Galaxy S20 Plus?).</text:p>
      <text:p text:style-name="Standard">- All research should be proved with data - Not what you think users are thinking.</text:p>
      <text:p text:style-name="Standard">- Use variables when possible.</text:p>
      <text:p text:style-name="Standard"/>
      <text:p text:style-name="Standard">- Available "Static" Variables: </text:p>
      <text:p text:style-name="Standard">-- [BRAND] (Samsung) </text:p>
      <text:p text:style-name="Standard">-- [MODEL] (Galaxy S20) </text:p>
      <text:p text:style-name="Standard">-- [DEVICE] (Samsung Galaxy S20)</text:p>
      <text:p text:style-name="Standard">-- [SCREENSIZE] (6.1)</text:p>
      <text:p text:style-name="Standard">-- [RELEASEYEAR] (2019) </text:p>
      <text:p text:style-name="Standard">-- [COUNTRY] (Sweden)</text:p>
      <text:p text:style-name="Standard">-- [CAMERA] (12)</text:p>
      <text:p text:style-name="Standard">-- Do you want others?</text:p>
      <text:p text:style-name="Standard"/>
      <text:p text:style-name="Standard">- Available "Random" Variables: </text:p>
      <text:p text:style-name="Standard">-- [DEVICETYPE] (Smarphone/mobile/phone etc.) </text:p>
      <text:p text:style-name="Standard">-- [N_SCREENPROTECTOR] (Screen protector/protection film etc. ) / N_ stand for Noun: Write [S_SCREENPROTECTOR] for singular. [P_SCREENPROTECTOR] for plur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e Pack</meta:initial-creator>
    <meta:creation-date>2022-01-12T13:08:24</meta:creation-date>
    <dc:date>2022-01-12T13:09:38</dc:date>
    <dc:creator>We Pack</dc:creator>
    <meta:editing-duration>PT1M15S</meta:editing-duration>
    <meta:editing-cycles>1</meta:editing-cycles>
    <meta:generator>OpenOffice/4.1.11$Unix OpenOffice.org_project/4111m1$Build-9808</meta:generator>
    <meta:document-statistic meta:table-count="0" meta:image-count="0" meta:object-count="0" meta:page-count="1" meta:paragraph-count="21" meta:word-count="212" meta:character-count="1291"/>
  </office:meta>
</office:document-meta>
</file>